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ESISTENZA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1" office:value-type="string" calcext:value-type="string">
            <text:p><text:a xlink:href="python://o.mx_net_qty if data.get('with_stock', False) else '/'" xlink:type="simple">stock</text:a></text:p>
          </table:table-cell>
          <table:table-cell table:style-name="ce4" table:number-columns-repeated="1016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2:12:43.3540563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2-23T12:13:13.899940482</dc:date>
    <dc:creator>thebrush </dc:creator>
    <meta:editing-duration>PT2H23M47S</meta:editing-duration>
    <meta:editing-cycles>30</meta:editing-cycles>
    <meta:document-statistic meta:table-count="1" meta:cell-count="21" meta:object-count="0"/>
  </office:meta>
</office:document-meta>
</file>